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</office:automatic-styles>
  <office:body>
    <office:text>
      <text:p text:style-name="P1"><text:span text:style-name="T1_1">1.<text:s/></text:span><text:span text:style-name="T1_2">Write</text:span><text:span text:style-name="T1_3"><text:s/></text:span><text:span text:style-name="T1_4">a</text:span><text:span text:style-name="T1_5"><text:s/></text:span><text:span text:style-name="T1_6">code</text:span><text:span text:style-name="T1_7"><text:s/></text:span><text:span text:style-name="T1_8">that</text:span><text:span text:style-name="T1_9"><text:s/></text:span><text:span text:style-name="T1_10">takes</text:span><text:span text:style-name="T1_11"><text:s/></text:span><text:span text:style-name="T1_12">in</text:span><text:span text:style-name="T1_13"><text:s/>5<text:s/></text:span><text:span text:style-name="T1_14">words</text:span><text:span text:style-name="T1_15"><text:s/></text:span><text:span text:style-name="T1_16">and</text:span><text:span text:style-name="T1_17"><text:s/></text:span><text:span text:style-name="T1_18">outputs</text:span><text:span text:style-name="T1_19"><text:s/></text:span><text:span text:style-name="T1_20">them</text:span><text:span text:style-name="T1_21"><text:s/>4<text:s/></text:span><text:span text:style-name="T1_22">times</text:span><text:span text:style-name="T1_23">.</text:span></text:p>
      <text:p text:style-name="P2"/>
      <text:p text:style-name="P3"><text:span text:style-name="T3_1">2.<text:s/></text:span><text:span text:style-name="T3_2">Write</text:span><text:span text:style-name="T3_3"><text:s/></text:span><text:span text:style-name="T3_4">a</text:span><text:span text:style-name="T3_5"><text:s/></text:span><text:span text:style-name="T3_6">program</text:span><text:span text:style-name="T3_7"><text:s/></text:span><text:span text:style-name="T3_8">that</text:span><text:span text:style-name="T3_9"><text:s/></text:span><text:span text:style-name="T3_10">takes</text:span><text:span text:style-name="T3_11"><text:s/></text:span><text:span text:style-name="T3_12">in</text:span><text:span text:style-name="T3_13"><text:s/></text:span><text:span text:style-name="T3_14">the</text:span><text:span text:style-name="T3_15"><text:s/></text:span><text:span text:style-name="T3_16">following</text:span><text:span text:style-name="T3_17"><text:s/></text:span><text:span text:style-name="T3_18">words</text:span><text:span text:style-name="T3_19">:<text:s/></text:span><text:span text:style-name="T3_20">King</text:span><text:span text:style-name="T3_21">,<text:s/></text:span><text:span text:style-name="T3_22">Queen</text:span><text:span text:style-name="T3_23">,<text:s/></text:span><text:span text:style-name="T3_24">Knight</text:span><text:span text:style-name="T3_25">,<text:s/></text:span><text:span text:style-name="T3_26">Bishop</text:span><text:span text:style-name="T3_27">,<text:s/></text:span><text:span text:style-name="T3_28">Rook</text:span><text:span text:style-name="T3_29">,<text:s/></text:span><text:span text:style-name="T3_30">Pawn</text:span><text:span text:style-name="T3_31">.<text:s text:c="2"/></text:span><text:span text:style-name="T3_32">Then</text:span><text:span text:style-name="T3_33"><text:s/></text:span><text:span text:style-name="T3_34">it</text:span><text:span text:style-name="T3_35"><text:s/></text:span><text:span text:style-name="T3_36">has</text:span><text:span text:style-name="T3_37"><text:s/></text:span><text:span text:style-name="T3_38">to</text:span><text:span text:style-name="T3_39"><text:s/></text:span><text:span text:style-name="T3_40">switch</text:span><text:span text:style-name="T3_41"><text:s/></text:span><text:span text:style-name="T3_42">the</text:span><text:span text:style-name="T3_43"><text:s/></text:span><text:span text:style-name="T3_44">King</text:span><text:span text:style-name="T3_45"><text:s/></text:span><text:span text:style-name="T3_46">with</text:span><text:span text:style-name="T3_47"><text:s/></text:span><text:span text:style-name="T3_48">the</text:span><text:span text:style-name="T3_49"><text:s/></text:span><text:span text:style-name="T3_50">Pawn</text:span><text:span text:style-name="T3_51">,<text:s/></text:span><text:span text:style-name="T3_52">the</text:span><text:span text:style-name="T3_53"><text:s/></text:span><text:span text:style-name="T3_54">Rook</text:span><text:span text:style-name="T3_55"><text:s/></text:span><text:span text:style-name="T3_56">with</text:span><text:span text:style-name="T3_57"><text:s/></text:span><text:span text:style-name="T3_58">the</text:span><text:span text:style-name="T3_59"><text:s/></text:span><text:span text:style-name="T3_60">Queen</text:span><text:span text:style-name="T3_61">,<text:s/></text:span><text:span text:style-name="T3_62">and</text:span><text:span text:style-name="T3_63"><text:s/></text:span><text:span text:style-name="T3_64">the</text:span><text:span text:style-name="T3_65"><text:s/></text:span><text:span text:style-name="T3_66">Bishop</text:span><text:span text:style-name="T3_67"><text:s/></text:span><text:span text:style-name="T3_68">with</text:span><text:span text:style-name="T3_69"><text:s/></text:span><text:span text:style-name="T3_70">the</text:span><text:span text:style-name="T3_71"><text:s/></text:span><text:span text:style-name="T3_72">Knight</text:span><text:span text:style-name="T3_73">.<text:s/></text:span><text:span text:style-name="T3_74">It</text:span><text:span text:style-name="T3_75"><text:s/></text:span><text:span text:style-name="T3_76">must</text:span><text:span text:style-name="T3_77"><text:s/></text:span><text:span text:style-name="T3_78">output</text:span><text:span text:style-name="T3_79"><text:s/></text:span><text:span text:style-name="T3_80">the</text:span><text:span text:style-name="T3_81"><text:s/></text:span><text:span text:style-name="T3_82">original</text:span><text:span text:style-name="T3_83"><text:s/></text:span><text:span text:style-name="T3_84">data</text:span><text:span text:style-name="T3_85"><text:s/></text:span><text:span text:style-name="T3_86">in</text:span><text:span text:style-name="T3_87"><text:s/></text:span><text:span text:style-name="T3_88">the</text:span><text:span text:style-name="T3_89"><text:s/></text:span><text:span text:style-name="T3_90">original</text:span><text:span text:style-name="T3_91"><text:s/></text:span><text:span text:style-name="T3_92">order</text:span><text:span text:style-name="T3_93">,<text:s/></text:span><text:span text:style-name="T3_94">and</text:span><text:span text:style-name="T3_95"><text:s/></text:span><text:span text:style-name="T3_96">output</text:span><text:span text:style-name="T3_97"><text:s/></text:span><text:span text:style-name="T3_98">the</text:span><text:span text:style-name="T3_99"><text:s/></text:span><text:span text:style-name="T3_100">data</text:span><text:span text:style-name="T3_101"><text:s/></text:span><text:span text:style-name="T3_102">once</text:span><text:span text:style-name="T3_103"><text:s/></text:span><text:span text:style-name="T3_104">it</text:span><text:span text:style-name="T3_105"><text:s/></text:span><text:span text:style-name="T3_106">is</text:span><text:span text:style-name="T3_107"><text:s/></text:span><text:span text:style-name="T3_108">all</text:span><text:span text:style-name="T3_109"><text:s/></text:span><text:span text:style-name="T3_110">finished</text:span><text:span text:style-name="T3_111">.</text:span></text:p>
      <text:p text:style-name="P4"/>
      <text:p text:style-name="P5"><text:span text:style-name="T5_1">4.<text:s/></text:span><text:span text:style-name="T5_2">Write</text:span><text:span text:style-name="T5_3"><text:s/></text:span><text:span text:style-name="T5_4">a</text:span><text:span text:style-name="T5_5"><text:s/></text:span><text:span text:style-name="T5_6">game</text:span><text:span text:style-name="T5_7"><text:s/></text:span><text:span text:style-name="T5_8">program</text:span><text:span text:style-name="T5_9"><text:s/></text:span><text:span text:style-name="T5_10">where</text:span><text:span text:style-name="T5_11"><text:s/></text:span><text:span text:style-name="T5_12">the</text:span><text:span text:style-name="T5_13"><text:s/></text:span><text:span text:style-name="T5_14">user</text:span><text:span text:style-name="T5_15"><text:s/></text:span><text:span text:style-name="T5_16">inputs</text:span><text:span text:style-name="T5_17"><text:s/>4<text:s/></text:span><text:span text:style-name="T5_18">different</text:span><text:span text:style-name="T5_19"><text:s/></text:span><text:span text:style-name="T5_20">words</text:span><text:span text:style-name="T5_21">,<text:s/></text:span><text:span text:style-name="T5_22">then</text:span><text:span text:style-name="T5_23"><text:s/></text:span><text:span text:style-name="T5_24">the</text:span><text:span text:style-name="T5_25"><text:s/></text:span><text:span text:style-name="T5_26">user</text:span><text:span text:style-name="T5_27"><text:s/></text:span><text:span text:style-name="T5_28">gets</text:span><text:span text:style-name="T5_29"><text:s/>4<text:s/></text:span><text:span text:style-name="T5_30">guesses</text:span><text:span text:style-name="T5_31"><text:s/></text:span><text:span text:style-name="T5_32">to</text:span><text:span text:style-name="T5_33"><text:s/></text:span><text:span text:style-name="T5_34">guess</text:span><text:span text:style-name="T5_35"><text:s/></text:span><text:span text:style-name="T5_36">all</text:span><text:span text:style-name="T5_37"><text:s/></text:span><text:span text:style-name="T5_38">of</text:span><text:span text:style-name="T5_39"><text:s/></text:span><text:span text:style-name="T5_40">the</text:span><text:span text:style-name="T5_41"><text:s/></text:span><text:span text:style-name="T5_42">words</text:span><text:span text:style-name="T5_43"><text:s/></text:span><text:span text:style-name="T5_44">they</text:span><text:span text:style-name="T5_45"><text:s/></text:span><text:span text:style-name="T5_46">originally</text:span><text:span text:style-name="T5_47"><text:s/></text:span><text:span text:style-name="T5_48">inputted</text:span><text:span text:style-name="T5_49">.<text:s/></text:span><text:span text:style-name="T5_50">This</text:span><text:span text:style-name="T5_51"><text:s/></text:span><text:span text:style-name="T5_52">program</text:span><text:span text:style-name="T5_53"><text:s/></text:span><text:span text:style-name="T5_54">should</text:span><text:span text:style-name="T5_55"><text:s/></text:span><text:span text:style-name="T5_56">run</text:span><text:span text:style-name="T5_57"><text:s/></text:span><text:span text:style-name="T5_58">as</text:span><text:span text:style-name="T5_59"><text:s/></text:span><text:span text:style-name="T5_60">many</text:span><text:span text:style-name="T5_61"><text:s/></text:span><text:span text:style-name="T5_62">times</text:span><text:span text:style-name="T5_63"><text:s/></text:span><text:span text:style-name="T5_64">as</text:span><text:span text:style-name="T5_65"><text:s/></text:span><text:span text:style-name="T5_66">the</text:span><text:span text:style-name="T5_67"><text:s/></text:span><text:span text:style-name="T5_68">user</text:span><text:span text:style-name="T5_69"><text:s/></text:span><text:span text:style-name="T5_70">wants</text:span><text:span text:style-name="T5_7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